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asta DTOs - Projeto AlunoOnline API</text:p>
      <text:p text:style-name="Standard"/>
      <text:p text:style-name="Standard">Este diretório faz parte da API AlunoOnline, que utiliza o Spring Boot para gerenciar operações relacionadas à administração de alunos, professores, disciplinas e matrículas. A pasta **dtos** contém os Objetos de Transferência de Dados (DTOs), que são utilizados para transportar dados entre o cliente e a API de forma controlada, garantindo uma estrutura consistente e segura para a troca de informações.</text:p>
      <text:p text:style-name="Standard"/>
      <text:p text:style-name="Standard">## Estrutura do Projeto</text:p>
      <text:p text:style-name="Standard"/>
      <text:p text:style-name="Standard">### Arquitetura das Pastas</text:p>
      <text:p text:style-name="Standard"/>
      <text:p text:style-name="Standard">- **controller**: Camada responsável por receber as requisições HTTP, validar os dados e encaminhá-los para a camada de serviço. Aqui estão implementados os endpoints REST da aplicação.</text:p>
      <text:p text:style-name="Standard">- **service**: Contém a lógica de negócios. Os serviços fazem o intermédio entre os controladores e o repositório de dados.</text:p>
      <text:p text:style-name="Standard">- **model**: Define as entidades que representam as tabelas do banco de dados.</text:p>
      <text:p text:style-name="Standard">- **dtos**: Contém os objetos de transferência de dados (DTOs), usados para trafegar informações entre o cliente e a API de forma controlada.</text:p>
      <text:p text:style-name="Standard">- **repository**: Interface para a comunicação com o banco de dados, geralmente utilizando Spring Data JPA.</text:p>
      <text:p text:style-name="Standard">- **enums**: Contém as definições de tipos enumerados, usados para representar valores constantes em regras de negócio ou atributos das entidades, como status, tipos de usuário, ou níveis de acesso.</text:p>
      <text:p text:style-name="Standard"/>
      <text:p text:style-name="Standard">## Arquivos na Pasta DTOs</text:p>
      <text:p text:style-name="Standard"/>
      <text:p text:style-name="Standard">### 1. **AtualizarNotasRequest**</text:p>
      <text:p text:style-name="Standard"/>
      <text:p text:style-name="Standard">**Responsabilidade**: <text:s/></text:p>
      <text:p text:style-name="Standard">Este DTO é utilizado para transportar as notas de um aluno que precisam ser atualizadas. Ele contém dois campos para armazenar as notas das duas primeiras avaliações de um aluno.</text:p>
      <text:p text:style-name="Standard"/>
      <text:p text:style-name="Standard">**Campos**:</text:p>
      <text:p text:style-name="Standard">- `grade1` (Double): Nota da primeira avaliação.</text:p>
      <text:p text:style-name="Standard">- `grade2` (Double): Nota da segunda avaliação.</text:p>
      <text:p text:style-name="Standard"/>
      <text:p text:style-name="Standard">**Bibliotecas Utilizadas**:</text:p>
      <text:p text:style-name="Standard">- `@Data` (Lombok): Gera automaticamente os métodos `getter`, `setter`, `equals`, `hashCode` e `toString`.</text:p>
      <text:p text:style-name="Standard"/>
      <text:p text:style-name="Standard">### 2. **CriarAlunoRequest**</text:p>
      <text:p text:style-name="Standard"/>
      <text:p text:style-name="Standard">**Responsabilidade**: <text:s/></text:p>
      <text:p text:style-name="Standard">Este DTO é utilizado para transportar os dados necessários para criar um novo aluno. Ele contém informações pessoais do aluno e dados relacionados ao curso.</text:p>
      <text:p text:style-name="Standard"/>
      <text:p text:style-name="Standard">**Campos**:</text:p>
      <text:p text:style-name="Standard">- `name` (String): Nome do aluno.</text:p>
      <text:p text:style-name="Standard">- `email` (String): E-mail do aluno.</text:p>
      <text:p text:style-name="Standard">- `courseId` (Long): ID do curso ao qual o aluno está matriculado.</text:p>
      <text:p text:style-name="Standard"><text:soft-page-break/>- `discount` (Double): Desconto aplicado ao aluno.</text:p>
      <text:p text:style-name="Standard">- `dueDate` (Integer): Data de vencimento para pagamento (formato numérico).</text:p>
      <text:p text:style-name="Standard"/>
      <text:p text:style-name="Standard">**Bibliotecas Utilizadas**:</text:p>
      <text:p text:style-name="Standard">- `@Data` (Lombok): Gera automaticamente os métodos `getter`, `setter`, `equals`, `hashCode` e `toString`.</text:p>
      <text:p text:style-name="Standard"/>
      <text:p text:style-name="Standard">### 3. **DisciplinasAlunoResponse**</text:p>
      <text:p text:style-name="Standard"/>
      <text:p text:style-name="Standard">**Responsabilidade**: <text:s/></text:p>
      <text:p text:style-name="Standard">Este DTO é utilizado para transportar informações sobre as disciplinas de um aluno, incluindo o nome da disciplina, nome do professor, as notas e o status da matrícula.</text:p>
      <text:p text:style-name="Standard"/>
      <text:p text:style-name="Standard">**Campos**:</text:p>
      <text:p text:style-name="Standard">- `subjectName` (String): Nome da disciplina.</text:p>
      <text:p text:style-name="Standard">- `professorName` (String): Nome do professor responsável pela disciplina.</text:p>
      <text:p text:style-name="Standard">- `grade1` (Double): Nota da primeira avaliação.</text:p>
      <text:p text:style-name="Standard">- `grade2` (Double): Nota da segunda avaliação.</text:p>
      <text:p text:style-name="Standard">- `average` (Double): Média das duas avaliações.</text:p>
      <text:p text:style-name="Standard">- `status` (MatriculaAlunoStatusEnum): Status da matrícula do aluno na disciplina (Aprovado, Reprovado, etc.).</text:p>
      <text:p text:style-name="Standard"/>
      <text:p text:style-name="Standard">**Bibliotecas Utilizadas**:</text:p>
      <text:p text:style-name="Standard">- `@Data` (Lombok): Gera automaticamente os métodos `getter`, `setter`, `equals`, `hashCode` e `toString`.</text:p>
      <text:p text:style-name="Standard">- `MatriculaAlunoStatusEnum` (Enum): Representa o status da matrícula do aluno.</text:p>
      <text:p text:style-name="Standard"/>
      <text:p text:style-name="Standard">### 4. **HistoricoAlunoResponse**</text:p>
      <text:p text:style-name="Standard"/>
      <text:p text:style-name="Standard">**Responsabilidade**: <text:s/></text:p>
      <text:p text:style-name="Standard">Este DTO é utilizado para transportar o histórico acadêmico de um aluno, incluindo seu nome, e-mail e as disciplinas cursadas.</text:p>
      <text:p text:style-name="Standard"/>
      <text:p text:style-name="Standard">**Campos**:</text:p>
      <text:p text:style-name="Standard">- `studentName` (String): Nome do aluno.</text:p>
      <text:p text:style-name="Standard">- `studentEmail` (String): E-mail do aluno.</text:p>
      <text:p text:style-name="Standard">- `studentSubjectsResponseList` (List&lt;DisciplinasAlunoResponse&gt;): Lista de disciplinas que o aluno cursou, com informações sobre notas e status.</text:p>
      <text:p text:style-name="Standard"/>
      <text:p text:style-name="Standard">**Bibliotecas Utilizadas**:</text:p>
      <text:p text:style-name="Standard">- `@Data` (Lombok): Gera automaticamente os métodos `getter`, `setter`, `equals`, `hashCode` e `toString`.</text:p>
      <text:p text:style-name="Standard">- `List&lt;DisciplinasAlunoResponse&gt;`: Lista de objetos que contêm os dados das disciplinas do aluno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11:07.138863903</meta:creation-date>
    <dc:date>2024-11-26T14:13:26.331804256</dc:date>
    <meta:editing-duration>PT2M20S</meta:editing-duration>
    <meta:editing-cycles>1</meta:editing-cycles>
    <meta:document-statistic meta:table-count="0" meta:image-count="0" meta:object-count="0" meta:page-count="2" meta:paragraph-count="53" meta:word-count="548" meta:character-count="3905" meta:non-whitespace-character-count="3402"/>
    <meta:generator>LibreOffice/7.3.7.2$Linux_X86_64 LibreOffice_project/30$Build-2</meta:generator>
  </office:meta>
</office:document-meta>
</file>